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2010000002C0000002D622D528C2F4C9AF3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1.057cm"/>
    </style:style>
    <style:style style:name="gr7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0.008cm"/>
    </style:style>
    <style:style style:name="gr9" style:family="graphic" style:parent-style-name="objectwithoutfill">
      <style:graphic-properties svg:stroke-color="#000000" draw:marker-start="" draw:marker-end="Arrow_20_concave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1.151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dash" draw:stroke-dash="Dot" svg:stroke-color="#000000" draw:textarea-vertical-align="middle"/>
    </style:style>
    <style:style style:name="gr20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1" style:family="graphic" style:parent-style-name="standard">
      <style:graphic-properties draw:stroke="solid" draw:stroke-dash="Double_20_Dash" svg:stroke-width="0.053cm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ouble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Roboto Light1" fo:font-size="14pt" style:font-size-asian="14pt" style:font-size-complex="14pt"/>
    </style:style>
    <style:style style:name="T1" style:family="text">
      <style:text-properties style:font-name="Liberation Serif1" fo:font-size="28pt" style:font-name-asian="Liberation Serif1" style:font-size-asian="28pt" style:font-name-complex="Liberation Serif1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Roboto Light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16cm" svg:height="1.016cm" svg:x="5.053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307cm" svg:y1="9.274cm" svg:x2="5.815cm" svg:y2="9.782cm">
            <text:p/>
          </draw:line>
          <draw:line draw:style-name="gr2" draw:text-style-name="P2" draw:layer="layout" svg:x1="5.815cm" svg:y1="9.274cm" svg:x2="5.307cm" svg:y2="9.782cm">
            <text:p/>
          </draw:line>
        </draw:g>
        <draw:line draw:style-name="gr3" draw:text-style-name="P2" draw:layer="layout" svg:x1="6.704cm" svg:y1="9.528cm" svg:x2="6.069cm" svg:y2="9.528cm">
          <text:p/>
        </draw:line>
        <draw:frame draw:style-name="gr4" draw:text-style-name="P3" draw:layer="layout" svg:width="0.724cm" svg:height="0.53cm" svg:x="6.704cm" svg:y="9.2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195cm" svg:height="0.2cm" svg:x="7.144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9.357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611cm" svg:y1="9.274cm" svg:x2="10.119cm" svg:y2="9.782cm">
            <text:p/>
          </draw:line>
          <draw:line draw:style-name="gr2" draw:text-style-name="P2" draw:layer="layout" svg:x1="10.119cm" svg:y1="9.274cm" svg:x2="9.611cm" svg:y2="9.782cm">
            <text:p/>
          </draw:line>
        </draw:g>
        <draw:line draw:style-name="gr3" draw:text-style-name="P2" draw:layer="layout" svg:x1="11.008cm" svg:y1="9.528cm" svg:x2="10.373cm" svg:y2="9.528cm">
          <text:p/>
        </draw:line>
        <draw:frame draw:style-name="gr4" draw:text-style-name="P3" draw:layer="layout" svg:width="0.649cm" svg:height="0.53cm" svg:x="11.008cm" svg:y="9.2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195cm" svg:height="0.2cm" svg:x="11.448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11.784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38cm" svg:y1="9.274cm" svg:x2="12.546cm" svg:y2="9.782cm">
            <text:p/>
          </draw:line>
          <draw:line draw:style-name="gr2" draw:text-style-name="P2" draw:layer="layout" svg:x1="12.546cm" svg:y1="9.274cm" svg:x2="12.038cm" svg:y2="9.782cm">
            <text:p/>
          </draw:line>
        </draw:g>
        <draw:line draw:style-name="gr3" draw:text-style-name="P2" draw:layer="layout" svg:x1="13.435cm" svg:y1="9.528cm" svg:x2="12.8cm" svg:y2="9.528cm">
          <text:p/>
        </draw:line>
        <draw:frame draw:style-name="gr4" draw:text-style-name="P3" draw:layer="layout" svg:width="0.644cm" svg:height="0.53cm" svg:x="13.435cm" svg:y="9.2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0.195cm" svg:height="0.2cm" svg:x="13.875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g>
          <draw:custom-shape draw:style-name="gr1" draw:text-style-name="P1" draw:layer="layout" svg:width="1.016cm" svg:height="1.016cm" svg:x="14.197cm" svg:y="9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451cm" svg:y1="9.274cm" svg:x2="14.959cm" svg:y2="9.782cm">
            <text:p/>
          </draw:line>
          <draw:line draw:style-name="gr2" draw:text-style-name="P2" draw:layer="layout" svg:x1="14.959cm" svg:y1="9.274cm" svg:x2="14.451cm" svg:y2="9.782cm">
            <text:p/>
          </draw:line>
        </draw:g>
        <draw:line draw:style-name="gr3" draw:text-style-name="P2" draw:layer="layout" svg:x1="15.848cm" svg:y1="9.528cm" svg:x2="15.213cm" svg:y2="9.528cm">
          <text:p/>
        </draw:line>
        <draw:frame draw:style-name="gr4" draw:text-style-name="P3" draw:layer="layout" svg:width="0.64cm" svg:height="0.53cm" svg:x="15.848cm" svg:y="9.2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0.195cm" svg:height="0.2cm" svg:x="16.288cm" svg:y="9.201cm">
          <draw:image xlink:href="Pictures/100002010000002C0000002D622D528C2F4C9AF3.png" xlink:type="simple" xlink:show="embed" xlink:actuate="onLoad" loext:mime-type="image/png">
            <text:p/>
          </draw:image>
        </draw:frame>
        <draw:custom-shape draw:style-name="gr6" draw:text-style-name="P1" draw:layer="layout" svg:width="11.557cm" svg:height="1.27cm" svg:x="5.017cm" svg:y="11.5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09cm" svg:height="1.344cm" svg:x="10.391cm" svg:y="11.451cm">
          <draw:text-box>
            <text:p><text:span text:style-name="T1">Σ</text:span></text:p>
          </draw:text-box>
        </draw:frame>
        <draw:line draw:style-name="gr3" draw:text-style-name="P2" draw:layer="layout" svg:x1="5.572cm" svg:y1="10.017cm" svg:x2="5.572cm" svg:y2="11.541cm">
          <text:p/>
        </draw:line>
        <draw:line draw:style-name="gr3" draw:text-style-name="P2" draw:layer="layout" svg:x1="9.89cm" svg:y1="10.017cm" svg:x2="9.89cm" svg:y2="11.541cm">
          <text:p/>
        </draw:line>
        <draw:line draw:style-name="gr3" draw:text-style-name="P2" draw:layer="layout" svg:x1="12.303cm" svg:y1="10.017cm" svg:x2="12.303cm" svg:y2="11.541cm">
          <text:p/>
        </draw:line>
        <draw:line draw:style-name="gr3" draw:text-style-name="P2" draw:layer="layout" svg:x1="14.716cm" svg:y1="10.017cm" svg:x2="14.716cm" svg:y2="11.541cm">
          <text:p/>
        </draw:line>
        <draw:line draw:style-name="gr3" draw:text-style-name="P2" draw:layer="layout" svg:x1="10.795cm" svg:y1="12.811cm" svg:x2="10.795cm" svg:y2="14.335cm">
          <text:p/>
        </draw:line>
        <draw:line draw:style-name="gr3" draw:text-style-name="P2" draw:layer="layout" svg:x1="5.572cm" svg:y1="7.477cm" svg:x2="5.572cm" svg:y2="9.001cm">
          <text:p/>
        </draw:line>
        <draw:custom-shape draw:style-name="gr8" draw:text-style-name="P1" draw:layer="layout" svg:width="1.016cm" svg:height="1.016cm" svg:x="5.064cm" svg:y="6.46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89cm" svg:y1="7.477cm" svg:x2="9.89cm" svg:y2="9.001cm">
          <text:p/>
        </draw:line>
        <draw:custom-shape draw:style-name="gr8" draw:text-style-name="P1" draw:layer="layout" svg:width="1.016cm" svg:height="1.016cm" svg:x="9.382cm" svg:y="6.46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303cm" svg:y1="7.477cm" svg:x2="12.303cm" svg:y2="9.001cm">
          <text:p/>
        </draw:line>
        <draw:custom-shape draw:style-name="gr8" draw:text-style-name="P1" draw:layer="layout" svg:width="1.016cm" svg:height="1.016cm" svg:x="11.795cm" svg:y="6.46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716cm" svg:y1="7.477cm" svg:x2="14.716cm" svg:y2="9.001cm">
          <text:p/>
        </draw:line>
        <draw:custom-shape draw:style-name="gr8" draw:text-style-name="P1" draw:layer="layout" svg:width="1.016cm" svg:height="1.016cm" svg:x="14.208cm" svg:y="6.46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0.879cm" svg:y1="8.112cm" svg:x2="10.117cm" svg:y2="8.112cm">
          <text:p/>
        </draw:line>
        <draw:frame draw:style-name="gr4" draw:text-style-name="P3" draw:layer="layout" svg:width="0.445cm" svg:height="0.47cm" svg:x="10.942cm" svg:y="7.8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9" draw:text-style-name="P2" draw:layer="layout" svg:x1="11.387cm" svg:y1="8.112cm" svg:x2="12.149cm" svg:y2="8.112cm">
          <text:p/>
        </draw:line>
        <draw:line draw:style-name="gr9" draw:text-style-name="P2" draw:layer="layout" svg:x1="13.319cm" svg:y1="8.112cm" svg:x2="12.557cm" svg:y2="8.112cm">
          <text:p/>
        </draw:line>
        <draw:frame draw:style-name="gr4" draw:text-style-name="P3" draw:layer="layout" svg:width="0.445cm" svg:height="0.47cm" svg:x="13.382cm" svg:y="7.8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2" draw:layer="layout" svg:x1="13.827cm" svg:y1="8.112cm" svg:x2="14.589cm" svg:y2="8.112cm">
          <text:p/>
        </draw:line>
        <draw:frame draw:style-name="gr10" draw:text-style-name="P4" draw:layer="layout" svg:width="1.397cm" svg:height="1.397cm" svg:x="7.096cm" svg:y="6.461cm">
          <draw:text-box>
            <text:p><text:span text:style-name="T2">...</text:span></text:p>
          </draw:text-box>
        </draw:frame>
        <draw:line draw:style-name="gr11" draw:text-style-name="P2" draw:layer="layout" svg:x1="14.746cm" svg:y1="6.428cm" svg:x2="6.178cm" svg:y2="1.482cm">
          <text:p/>
        </draw:line>
        <draw:line draw:style-name="gr11" draw:text-style-name="P2" draw:layer="layout" svg:x1="12.303cm" svg:y1="6.461cm" svg:x2="12.938cm" svg:y2="5.445cm">
          <text:p/>
        </draw:line>
        <draw:g>
          <draw:line draw:style-name="gr12" draw:text-style-name="P2" draw:layer="layout" svg:x1="13.192cm" svg:y1="5.572cm" svg:x2="13.065cm" svg:y2="5.792cm">
            <text:p/>
          </draw:line>
          <draw:line draw:style-name="gr12" draw:text-style-name="P2" draw:layer="layout" svg:x1="12.845cm" svg:y1="5.665cm" svg:x2="13.065cm" svg:y2="5.792cm">
            <text:p/>
          </draw:line>
        </draw:g>
        <draw:line draw:style-name="gr11" draw:text-style-name="P2" draw:layer="layout" svg:x1="9.89cm" svg:y1="6.461cm" svg:x2="11.16cm" svg:y2="4.429cm">
          <text:p/>
        </draw:line>
        <draw:g>
          <draw:line draw:style-name="gr12" draw:text-style-name="P2" draw:layer="layout" svg:x1="11.414cm" svg:y1="4.556cm" svg:x2="11.287cm" svg:y2="4.776cm">
            <text:p/>
          </draw:line>
          <draw:line draw:style-name="gr12" draw:text-style-name="P2" draw:layer="layout" svg:x1="11.067cm" svg:y1="4.649cm" svg:x2="11.287cm" svg:y2="4.776cm">
            <text:p/>
          </draw:line>
        </draw:g>
        <draw:line draw:style-name="gr11" draw:text-style-name="P2" draw:layer="layout" svg:x1="5.572cm" svg:y1="6.384cm" svg:x2="7.985cm" svg:y2="2.524cm">
          <text:p/>
        </draw:line>
        <draw:g>
          <draw:line draw:style-name="gr12" draw:text-style-name="P2" draw:layer="layout" svg:x1="8.239cm" svg:y1="2.651cm" svg:x2="8.112cm" svg:y2="2.871cm">
            <text:p/>
          </draw:line>
          <draw:line draw:style-name="gr12" draw:text-style-name="P2" draw:layer="layout" svg:x1="7.892cm" svg:y1="2.744cm" svg:x2="8.112cm" svg:y2="2.871cm">
            <text:p/>
          </draw:line>
        </draw:g>
        <draw:frame draw:style-name="gr4" draw:text-style-name="P3" draw:layer="layout" svg:width="1.411cm" svg:height="0.53cm" svg:x="11.019cm" svg:y="5.5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1.67cm" svg:height="0.53cm" svg:x="8.728cm" svg:y="4.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2.687cm" svg:height="0.542cm" svg:x="4.282cm" svg:y="3.2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5" draw:layer="layout" svg:width="3.81cm" svg:height="0.996cm" draw:transform="rotate (-0.523598775598299) translate (10.007cm 2.524cm)">
          <draw:text-box>
            <text:p text:style-name="P3"><text:span text:style-name="T3">Wave Front</text:span></text:p>
          </draw:text-box>
        </draw:frame>
        <draw:frame draw:style-name="gr14" draw:text-style-name="P5" draw:layer="layout" svg:width="5.207cm" svg:height="0.911cm" svg:x="8.192cm" svg:y="14.313cm">
          <draw:text-box>
            <text:p text:style-name="P3"><text:span text:style-name="T3">Beamformer Output</text:span></text:p>
          </draw:text-box>
        </draw:frame>
      </draw:page>
      <draw:page draw:name="page2" draw:style-name="dp1" draw:master-page-name="Default">
        <draw:custom-shape draw:style-name="gr15" draw:text-style-name="P1" xml:id="id1" draw:id="id1" draw:layer="layout" svg:width="1.651cm" svg:height="1.651cm" svg:x="4.175cm" svg:y="5.572cm">
          <text:p text:style-name="P3">TX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16" draw:text-style-name="P1" draw:layer="layout" svg:width="0.762cm" svg:height="0.762cm" svg:x="7.985cm" svg:y="2.905cm">
            <text:p text:style-name="P3"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2.999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xml:id="id3" draw:id="id3">
          <draw:custom-shape draw:style-name="gr16" draw:text-style-name="P1" draw:layer="layout" svg:width="0.762cm" svg:height="0.762cm" svg:x="7.985cm" svg:y="3.7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3.88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xml:id="id4" draw:id="id4">
          <draw:custom-shape draw:style-name="gr16" draw:text-style-name="P1" draw:layer="layout" svg:width="0.762cm" svg:height="0.762cm" svg:x="7.985cm" svg:y="4.68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4.77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xml:id="id5" draw:id="id5">
          <draw:custom-shape draw:style-name="gr16" draw:text-style-name="P1" draw:layer="layout" svg:width="0.762cm" svg:height="0.762cm" svg:x="7.985cm" svg:y="5.57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5.666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6" draw:id="id6">
          <draw:custom-shape draw:style-name="gr16" draw:text-style-name="P1" draw:layer="layout" svg:width="0.762cm" svg:height="0.762cm" svg:x="7.985cm" svg:y="6.46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6.55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xml:id="id7" draw:id="id7">
          <draw:custom-shape draw:style-name="gr16" draw:text-style-name="P1" draw:layer="layout" svg:width="0.762cm" svg:height="0.762cm" svg:x="7.985cm" svg:y="7.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7.444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g xml:id="id8" draw:id="id8">
          <draw:custom-shape draw:style-name="gr16" draw:text-style-name="P1" draw:layer="layout" svg:width="0.762cm" svg:height="0.762cm" svg:x="7.985cm" svg:y="8.23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8.33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xml:id="id9" draw:id="id9">
          <draw:custom-shape draw:style-name="gr16" draw:text-style-name="P1" draw:layer="layout" svg:width="0.762cm" svg:height="0.762cm" svg:x="7.985cm" svg:y="9.12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672cm" svg:height="0.541cm" svg:x="8.075cm" svg:y="9.222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connector draw:style-name="gr17" draw:text-style-name="P3" draw:layer="layout" svg:x1="5.826cm" svg:y1="6.397cm" svg:x2="7.985cm" svg:y2="3.286cm" draw:start-shape="id1" draw:start-glue-point="1" draw:end-shape="id2" draw:end-glue-point="3" svg:d="M5826 6397h1079v-3111h1080" svg:viewBox="0 0 2160 3112">
          <text:p/>
        </draw:connector>
        <draw:connector draw:style-name="gr17" draw:text-style-name="P3" draw:layer="layout" svg:x1="5.826cm" svg:y1="6.397cm" svg:x2="7.985cm" svg:y2="4.175cm" draw:start-shape="id1" draw:start-glue-point="1" draw:end-shape="id3" draw:end-glue-point="3" svg:d="M5826 6397h1079v-2222h1080" svg:viewBox="0 0 2160 2223">
          <text:p/>
        </draw:connector>
        <draw:connector draw:style-name="gr17" draw:text-style-name="P3" draw:layer="layout" svg:x1="5.826cm" svg:y1="6.397cm" svg:x2="7.985cm" svg:y2="5.064cm" draw:start-shape="id1" draw:start-glue-point="1" draw:end-shape="id4" draw:end-glue-point="3" svg:d="M5826 6397h1079v-1333h1080" svg:viewBox="0 0 2160 1334">
          <text:p/>
        </draw:connector>
        <draw:connector draw:style-name="gr17" draw:text-style-name="P3" draw:layer="layout" svg:x1="5.826cm" svg:y1="6.397cm" svg:x2="7.985cm" svg:y2="5.953cm" draw:start-shape="id1" draw:start-glue-point="1" draw:end-shape="id5" draw:end-glue-point="3" svg:d="M5826 6397h1079v-444h1080" svg:viewBox="0 0 2160 445">
          <text:p/>
        </draw:connector>
        <draw:connector draw:style-name="gr17" draw:text-style-name="P3" draw:layer="layout" svg:x1="5.826cm" svg:y1="6.397cm" svg:x2="7.985cm" svg:y2="6.842cm" draw:start-shape="id1" draw:start-glue-point="1" draw:end-shape="id6" draw:end-glue-point="3" svg:d="M5826 6397h1079v445h1080" svg:viewBox="0 0 2160 446">
          <text:p/>
        </draw:connector>
        <draw:connector draw:style-name="gr17" draw:text-style-name="P3" draw:layer="layout" svg:x1="5.826cm" svg:y1="6.397cm" svg:x2="7.985cm" svg:y2="7.731cm" draw:start-shape="id1" draw:start-glue-point="1" draw:end-shape="id7" draw:end-glue-point="3" svg:d="M5826 6397h1079v1334h1080" svg:viewBox="0 0 2160 1335">
          <text:p/>
        </draw:connector>
        <draw:connector draw:style-name="gr17" draw:text-style-name="P3" draw:layer="layout" svg:x1="5.826cm" svg:y1="6.397cm" svg:x2="7.985cm" svg:y2="8.62cm" draw:start-shape="id1" draw:start-glue-point="1" draw:end-shape="id8" draw:end-glue-point="3" svg:d="M5826 6397h1079v2223h1080" svg:viewBox="0 0 2160 2224">
          <text:p/>
        </draw:connector>
        <draw:connector draw:style-name="gr17" draw:text-style-name="P3" draw:layer="layout" svg:x1="5.826cm" svg:y1="6.397cm" svg:x2="7.985cm" svg:y2="9.509cm" draw:start-shape="id1" draw:start-glue-point="1" draw:end-shape="id9" draw:end-glue-point="3" svg:d="M5826 6397h1079v3112h1080" svg:viewBox="0 0 2160 3113">
          <text:p/>
        </draw:connector>
        <draw:custom-shape draw:style-name="gr18" draw:text-style-name="P1" xml:id="id10" draw:id="id10" draw:layer="layout" svg:width="0.762cm" svg:height="0.762cm" draw:transform="rotate (1.5707963267949) translate (9.255cm 3.667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3" draw:layer="layout" svg:x1="8.747cm" svg:y1="3.286cm" svg:x2="9.255cm" svg:y2="3.287cm" draw:start-shape="id2" draw:start-glue-point="1" draw:end-shape="id10" draw:end-glue-point="4" svg:d="M8747 3286h254v1h254" svg:viewBox="0 0 509 2">
          <text:p/>
        </draw:connector>
        <draw:custom-shape draw:style-name="gr18" draw:text-style-name="P1" xml:id="id11" draw:id="id11" draw:layer="layout" svg:width="0.762cm" svg:height="0.762cm" draw:transform="rotate (1.5707963267949) translate (9.255cm 4.556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3" draw:layer="layout" svg:x1="8.747cm" svg:y1="4.175cm" svg:x2="9.255cm" svg:y2="4.176cm" draw:end-shape="id11" draw:end-glue-point="4" svg:d="M8747 4175h4v1h504" svg:viewBox="0 0 509 2">
          <text:p/>
        </draw:connector>
        <draw:custom-shape draw:style-name="gr18" draw:text-style-name="P1" xml:id="id13" draw:id="id13" draw:layer="layout" svg:width="0.762cm" svg:height="0.762cm" draw:transform="rotate (1.5707963267949) translate (9.255cm 5.445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2" draw:id="id12" draw:layer="layout" svg:width="0.762cm" svg:height="0.762cm" draw:transform="rotate (1.5707963267949) translate (9.255cm 6.334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3" draw:layer="layout" svg:x1="8.747cm" svg:y1="5.953cm" svg:x2="9.255cm" svg:y2="5.954cm" draw:end-shape="id12" draw:end-glue-point="4" svg:d="M8747 5953h4v1h504" svg:viewBox="0 0 509 2">
          <text:p/>
        </draw:connector>
        <draw:connector draw:style-name="gr17" draw:text-style-name="P3" draw:layer="layout" svg:x1="8.747cm" svg:y1="5.064cm" svg:x2="9.255cm" svg:y2="5.065cm" draw:start-shape="id4" draw:start-glue-point="1" draw:end-shape="id13" draw:end-glue-point="4" svg:d="M8747 5064h254v1h254" svg:viewBox="0 0 509 2">
          <text:p/>
        </draw:connector>
        <draw:custom-shape draw:style-name="gr18" draw:text-style-name="P1" xml:id="id14" draw:id="id14" draw:layer="layout" svg:width="0.762cm" svg:height="0.762cm" draw:transform="rotate (1.5707963267949) translate (9.255cm 7.223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5" draw:id="id15" draw:layer="layout" svg:width="0.762cm" svg:height="0.762cm" draw:transform="rotate (1.5707963267949) translate (9.255cm 8.112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6" draw:id="id16" draw:layer="layout" svg:width="0.762cm" svg:height="0.762cm" draw:transform="rotate (1.5707963267949) translate (9.255cm 9.001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7" draw:id="id17" draw:layer="layout" svg:width="0.762cm" svg:height="0.762cm" draw:transform="rotate (1.5707963267949) translate (9.255cm 9.89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3" draw:layer="layout" svg:x1="8.747cm" svg:y1="6.842cm" svg:x2="9.255cm" svg:y2="6.843cm" draw:start-shape="id6" draw:start-glue-point="1" draw:end-shape="id14" draw:end-glue-point="4" svg:d="M8747 6842h254v1h254" svg:viewBox="0 0 509 2">
          <text:p/>
        </draw:connector>
        <draw:connector draw:style-name="gr17" draw:text-style-name="P3" draw:layer="layout" svg:x1="8.747cm" svg:y1="7.731cm" svg:x2="9.255cm" svg:y2="7.732cm" draw:start-shape="id7" draw:start-glue-point="1" draw:end-shape="id15" draw:end-glue-point="4" svg:d="M8747 7731h254v1h254" svg:viewBox="0 0 509 2">
          <text:p/>
        </draw:connector>
        <draw:connector draw:style-name="gr17" draw:text-style-name="P3" draw:layer="layout" svg:x1="8.747cm" svg:y1="8.62cm" svg:x2="9.255cm" svg:y2="8.621cm" draw:start-shape="id8" draw:start-glue-point="1" draw:end-shape="id16" draw:end-glue-point="4" svg:d="M8747 8620h254v1h254" svg:viewBox="0 0 509 2">
          <text:p/>
        </draw:connector>
        <draw:connector draw:style-name="gr17" draw:text-style-name="P3" draw:layer="layout" svg:x1="8.747cm" svg:y1="9.509cm" svg:x2="9.255cm" svg:y2="9.51cm" draw:start-shape="id9" draw:start-glue-point="1" draw:end-shape="id17" draw:end-glue-point="4" svg:d="M8747 9509h254v1h254" svg:viewBox="0 0 509 2">
          <text:p/>
        </draw:connector>
        <draw:circle draw:style-name="gr19" draw:text-style-name="P3" draw:layer="layout" svg:width="0.508cm" svg:height="0.508cm" svg:x="9.893cm" svg:y="3.032cm" draw:kind="arc" draw:start-angle="271.1" draw:end-angle="90.7">
          <text:p/>
        </draw:circle>
        <draw:line draw:style-name="gr20" draw:text-style-name="P2" draw:layer="layout" svg:x1="14.964cm" svg:y1="10.964cm" svg:x2="10.017cm" svg:y2="2.397cm">
          <text:p/>
        </draw:line>
        <draw:ellipse draw:style-name="gr19" draw:text-style-name="P3" draw:layer="layout" svg:width="1.255cm" svg:height="0.816cm" svg:x="9.751cm" svg:y="3.794cm" draw:kind="arc" draw:start-angle="271.1" draw:end-angle="90.7">
          <text:p/>
        </draw:ellipse>
        <draw:ellipse draw:style-name="gr19" draw:text-style-name="P3" draw:layer="layout" svg:width="1.757cm" svg:height="1.197cm" svg:x="9.657cm" svg:y="4.502cm" draw:kind="arc" draw:start-angle="271.1" draw:end-angle="90.7">
          <text:p/>
        </draw:ellipse>
        <draw:ellipse draw:style-name="gr19" draw:text-style-name="P3" draw:layer="layout" svg:width="2.761cm" svg:height="1.624cm" svg:x="9.161cm" svg:y="5.118cm" draw:kind="arc" draw:start-angle="271.1" draw:end-angle="90.7">
          <text:p/>
        </draw:ellipse>
        <draw:ellipse draw:style-name="gr19" draw:text-style-name="P3" draw:layer="layout" svg:width="3.262cm" svg:height="2.032cm" svg:x="9.041cm" svg:y="5.753cm" draw:kind="arc" draw:start-angle="271.1" draw:end-angle="90.7">
          <text:p/>
        </draw:ellipse>
        <draw:ellipse draw:style-name="gr19" draw:text-style-name="P3" draw:layer="layout" svg:width="4.015cm" svg:height="2.74cm" svg:x="8.796cm" svg:y="6.261cm" draw:kind="arc" draw:start-angle="271.1" draw:end-angle="90.7">
          <text:p/>
        </draw:ellipse>
        <draw:ellipse draw:style-name="gr19" draw:text-style-name="P3" draw:layer="layout" svg:width="4.517cm" svg:height="3.229cm" svg:x="8.802cm" svg:y="6.942cm" draw:kind="arc" draw:start-angle="271.1" draw:end-angle="90.7">
          <text:p/>
        </draw:ellipse>
        <draw:ellipse draw:style-name="gr19" draw:text-style-name="P3" draw:layer="layout" svg:width="4.768cm" svg:height="3.891cm" svg:x="9.059cm" svg:y="7.523cm" draw:kind="arc" draw:start-angle="271.1" draw:end-angle="90.7">
          <text:p/>
        </draw:ellipse>
        <draw:line draw:style-name="gr21" draw:text-style-name="P3" draw:layer="layout" svg:x1="14.462cm" svg:y1="3.858cm" svg:x2="10.172cm" svg:y2="6.334cm">
          <text:p/>
        </draw:line>
        <draw:line draw:style-name="gr22" draw:text-style-name="P2" draw:layer="layout" svg:x1="10.144cm" svg:y1="6.334cm" svg:x2="14.589cm" svg:y2="6.334cm">
          <text:p/>
        </draw:line>
        <draw:frame draw:style-name="gr4" draw:text-style-name="P3" draw:layer="layout" svg:width="0.428cm" svg:height="0.331cm" svg:x="11.113cm" svg:y="5.8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4:25:31.164790400</meta:creation-date>
    <meta:generator>LibreOffice/6.4.6.2$Linux_X86_64 LibreOffice_project/40$Build-2</meta:generator>
    <dc:date>2021-01-24T12:07:03.312247980</dc:date>
    <meta:editing-duration>PT55M48S</meta:editing-duration>
    <meta:editing-cycles>12</meta:editing-cycles>
    <meta:document-statistic meta:object-count="129"/>
  </office:meta>
</office:document-meta>
</file>

<file path=Object 1/content.xml><?xml version="1.0" encoding="utf-8"?>
<math xmlns="http://www.w3.org/1998/Math/MathML" display="block">
  <semantics>
    <msub>
      <mi>w</mi>
      <mi>N</mi>
    </msub>
    <annotation encoding="StarMath 5.0">w_{N}</annotation>
  </semantics>
</math>
</file>

<file path=Object 10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1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2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3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4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5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6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7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18/content.xml><?xml version="1.0" encoding="utf-8"?>
<math xmlns="http://www.w3.org/1998/Math/MathML" display="block">
  <semantics>
    <mi>θ</mi>
    <annotation encoding="StarMath 5.0">%theta</annotation>
  </semantics>
</math>
</file>

<file path=Object 2/content.xml><?xml version="1.0" encoding="utf-8"?>
<math xmlns="http://www.w3.org/1998/Math/MathML" display="block">
  <semantics>
    <msub>
      <mi>w</mi>
      <mn>3</mn>
    </msub>
    <annotation encoding="StarMath 5.0">w_{3}</annotation>
  </semantics>
</math>
</file>

<file path=Object 3/content.xml><?xml version="1.0" encoding="utf-8"?>
<math xmlns="http://www.w3.org/1998/Math/MathML" display="block">
  <semantics>
    <msub>
      <mi>w</mi>
      <mn>2</mn>
    </msub>
    <annotation encoding="StarMath 5.0">w_{2}</annotation>
  </semantics>
</math>
</file>

<file path=Object 4/content.xml><?xml version="1.0" encoding="utf-8"?>
<math xmlns="http://www.w3.org/1998/Math/MathML" display="block">
  <semantics>
    <msub>
      <mi>w</mi>
      <mn>1</mn>
    </msub>
    <annotation encoding="StarMath 5.0">w_{1}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row>
      <mi>d</mi>
      <mi>sin</mi>
      <msub>
        <mi>θ</mi>
        <mn>0</mn>
      </msub>
    </mrow>
    <annotation encoding="StarMath 5.0">d sin %theta_{0}</annotation>
  </semantics>
</math>
</file>

<file path=Object 8/content.xml><?xml version="1.0" encoding="utf-8"?>
<math xmlns="http://www.w3.org/1998/Math/MathML" display="block">
  <semantics>
    <mrow>
      <mn>2</mn>
      <mi>d</mi>
      <mi>sin</mi>
      <msub>
        <mi>θ</mi>
        <mn>0</mn>
      </msub>
    </mrow>
    <annotation encoding="StarMath 5.0">2d sin %theta_{0} 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d</mi>
      <mi>sin</mi>
      <msub>
        <mi>θ</mi>
        <mn>0</mn>
      </msub>
    </mrow>
    <annotation encoding="StarMath 5.0">(N-1)d sin %theta_{0}</annotation>
  </semantics>
</math>
</file>